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bottom="0.0833in" fo:line-height="150%" fo:text-indent="0.4916in"/>
      <style:text-properties fo:hyphenate="true"/>
    </style:style>
    <style:style style:name="T3" style:parent-style-name="Основнойшрифтабзаца" style:family="text">
      <style:text-properties fo:font-size="14pt" style:font-size-asian="14pt"/>
    </style:style>
    <style:style style:name="T4" style:parent-style-name="Основнойшрифтабзаца" style:family="text">
      <style:text-properties fo:font-size="14pt" style:font-size-asian="14pt"/>
    </style:style>
    <style:style style:name="T5" style:parent-style-name="Основнойшрифтабзаца" style:family="text">
      <style:text-properties fo:font-size="14pt" style:font-size-asian="14pt"/>
    </style:style>
    <style:style style:name="T6" style:parent-style-name="Основнойшрифтабзаца" style:family="text">
      <style:text-properties fo:font-size="14pt" style:font-size-asian="14pt"/>
    </style:style>
    <style:style style:name="T7" style:parent-style-name="Основнойшрифтабзаца" style:family="text">
      <style:text-properties fo:font-size="14pt" style:font-size-asian="14pt"/>
    </style:style>
    <style:style style:name="T8" style:parent-style-name="Основнойшрифтабзаца" style:family="text">
      <style:text-properties fo:font-size="14pt" style:font-size-asian="14pt"/>
    </style:style>
    <style:style style:name="T9" style:parent-style-name="Основнойшрифтабзаца" style:family="text">
      <style:text-properties fo:font-size="14pt" style:font-size-asian="14pt"/>
    </style:style>
    <style:style style:name="T10" style:parent-style-name="Основнойшрифтабзаца" style:family="text">
      <style:text-properties fo:font-size="14pt" style:font-size-asian="14pt"/>
    </style:style>
    <style:style style:name="T11" style:parent-style-name="Основнойшрифтабзаца" style:family="text">
      <style:text-properties fo:font-size="16pt" style:font-size-asian="16pt"/>
    </style:style>
    <style:style style:name="T12" style:parent-style-name="Основнойшрифтабзаца" style:family="text">
      <style:text-properties style:font-name-complex="Times New Roman" fo:color="#222222" fo:font-size="14pt" style:font-size-asian="14pt" style:font-size-complex="9pt"/>
    </style:style>
    <style:style style:name="P13" style:parent-style-name="Обычный" style:family="paragraph">
      <style:paragraph-properties fo:text-align="center" fo:margin-bottom="0.0833in" fo:line-height="150%" fo:text-indent="0.4916in"/>
      <style:text-properties fo:hyphenate="true"/>
    </style:style>
    <style:style style:name="T14" style:parent-style-name="Основнойшрифтабзаца" style:family="text">
      <style:text-properties fo:color="#000000" fo:font-size="14pt" style:font-size-asian="14pt" style:font-size-complex="14pt"/>
    </style:style>
    <style:style style:name="T15" style:parent-style-name="Основнойшрифтабзаца" style:family="text">
      <style:text-properties fo:color="#000000" fo:font-size="14pt" style:font-size-asian="14pt" style:font-size-complex="14pt"/>
    </style:style>
    <style:style style:name="P16" style:parent-style-name="Абзацсписка" style:family="paragraph">
      <style:paragraph-properties fo:line-height="150%"/>
      <style:text-properties fo:font-size="14pt" style:font-size-asian="14pt"/>
    </style:style>
    <style:style style:name="P17" style:parent-style-name="Абзацсписка" style:family="paragraph">
      <style:paragraph-properties fo:line-height="150%"/>
      <style:text-properties fo:font-size="14pt" style:font-size-asian="14pt"/>
    </style:style>
    <style:style style:name="P18" style:parent-style-name="Абзацсписка" style:family="paragraph">
      <style:paragraph-properties fo:line-height="150%"/>
      <style:text-properties fo:font-size="14pt" style:font-size-asian="14pt"/>
    </style:style>
    <style:style style:name="P19" style:parent-style-name="Абзацсписка" style:family="paragraph">
      <style:paragraph-properties fo:line-height="150%"/>
      <style:text-properties fo:font-size="14pt" style:font-size-asian="14pt"/>
    </style:style>
    <style:style style:name="P20" style:parent-style-name="Абзацсписка" style:family="paragraph">
      <style:paragraph-properties fo:line-height="150%"/>
      <style:text-properties fo:font-size="14pt" style:font-size-asian="14pt"/>
    </style:style>
    <style:style style:name="P21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/>
    </style:style>
    <style:style style:name="P22" style:parent-style-name="Обычный" style:family="paragraph">
      <style:paragraph-properties fo:text-align="center" fo:line-height="150%"/>
      <style:text-properties fo:font-size="14pt" style:font-size-asian="14pt"/>
    </style:style>
    <style:style style:name="P2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2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2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2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2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2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2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3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3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5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8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39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4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41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42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43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44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45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4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47" style:parent-style-name="Обычный" style:family="paragraph">
      <style:paragraph-properties fo:line-height="150%"/>
      <style:text-properties fo:font-size="14pt" style:font-size-asian="14pt"/>
    </style:style>
    <style:style style:name="P48" style:parent-style-name="Обычный" style:family="paragraph">
      <style:paragraph-properties fo:line-height="150%"/>
      <style:text-properties fo:font-size="14pt" style:font-size-asian="14pt"/>
    </style:style>
    <style:style style:name="P49" style:parent-style-name="Обычный" style:family="paragraph">
      <style:paragraph-properties fo:line-height="150%"/>
      <style:text-properties fo:font-size="14pt" style:font-size-asian="14pt"/>
    </style:style>
    <style:style style:name="P50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51" style:parent-style-name="Обычный" style:family="paragraph">
      <style:paragraph-properties fo:line-height="150%"/>
      <style:text-properties fo:font-size="14pt" style:font-size-asian="14pt"/>
    </style:style>
    <style:style style:name="P52" style:parent-style-name="Обычный" style:family="paragraph">
      <style:paragraph-properties fo:line-height="150%"/>
      <style:text-properties fo:font-size="14pt" style:font-size-asian="14pt"/>
    </style:style>
    <style:style style:name="P53" style:parent-style-name="Обычный" style:family="paragraph">
      <style:paragraph-properties fo:line-height="150%"/>
      <style:text-properties fo:font-size="14pt" style:font-size-asian="14pt"/>
    </style:style>
    <style:style style:name="P54" style:parent-style-name="Обычный" style:family="paragraph">
      <style:paragraph-properties fo:line-height="150%"/>
      <style:text-properties fo:font-size="14pt" style:font-size-asian="14pt"/>
    </style:style>
    <style:style style:name="P55" style:parent-style-name="Обычный" style:family="paragraph">
      <style:paragraph-properties fo:line-height="150%"/>
      <style:text-properties fo:font-size="14pt" style:font-size-asian="14pt"/>
    </style:style>
    <style:style style:name="P56" style:parent-style-name="Обычный" style:family="paragraph">
      <style:paragraph-properties fo:line-height="150%"/>
      <style:text-properties fo:font-size="14pt" style:font-size-asian="14pt"/>
    </style:style>
    <style:style style:name="P57" style:parent-style-name="Обычный" style:family="paragraph">
      <style:paragraph-properties fo:line-height="150%"/>
      <style:text-properties fo:font-size="14pt" style:font-size-asian="14pt"/>
    </style:style>
    <style:style style:name="P58" style:parent-style-name="Обычный" style:family="paragraph">
      <style:paragraph-properties fo:line-height="150%"/>
      <style:text-properties fo:font-size="14pt" style:font-size-asian="14pt"/>
    </style:style>
    <style:style style:name="P59" style:parent-style-name="Обычный" style:family="paragraph">
      <style:paragraph-properties fo:line-height="150%"/>
      <style:text-properties fo:font-size="14pt" style:font-size-asian="14pt"/>
    </style:style>
    <style:style style:name="P60" style:parent-style-name="Обычный" style:family="paragraph">
      <style:paragraph-properties fo:line-height="150%"/>
      <style:text-properties fo:font-size="14pt" style:font-size-asian="14pt"/>
    </style:style>
    <style:style style:name="P61" style:parent-style-name="Обычный" style:family="paragraph">
      <style:paragraph-properties fo:line-height="150%"/>
      <style:text-properties fo:font-size="14pt" style:font-size-asian="14pt"/>
    </style:style>
    <style:style style:name="P62" style:parent-style-name="Обычный" style:family="paragraph">
      <style:paragraph-properties fo:line-height="150%"/>
      <style:text-properties fo:font-size="14pt" style:font-size-asian="14pt"/>
    </style:style>
    <style:style style:name="P63" style:parent-style-name="Обычный" style:family="paragraph">
      <style:paragraph-properties fo:line-height="150%"/>
      <style:text-properties fo:font-size="14pt" style:font-size-asian="14pt"/>
    </style:style>
    <style:style style:name="P64" style:parent-style-name="Обычный" style:family="paragraph">
      <style:paragraph-properties fo:line-height="150%"/>
      <style:text-properties fo:font-size="14pt" style:font-size-asian="14pt"/>
    </style:style>
    <style:style style:name="P65" style:parent-style-name="Обычный" style:family="paragraph">
      <style:paragraph-properties fo:line-height="150%"/>
      <style:text-properties fo:font-size="14pt" style:font-size-asian="14pt"/>
    </style:style>
    <style:style style:name="P66" style:parent-style-name="Обычный" style:family="paragraph">
      <style:paragraph-properties fo:line-height="150%"/>
      <style:text-properties fo:font-size="14pt" style:font-size-asian="14pt"/>
    </style:style>
    <style:style style:name="P67" style:parent-style-name="Обычный" style:family="paragraph">
      <style:paragraph-properties fo:line-height="150%"/>
      <style:text-properties fo:font-size="14pt" style:font-size-asian="14pt"/>
    </style:style>
    <style:style style:name="P68" style:parent-style-name="Обычный" style:family="paragraph">
      <style:paragraph-properties fo:line-height="150%"/>
      <style:text-properties fo:font-size="14pt" style:font-size-asian="14pt"/>
    </style:style>
    <style:style style:name="P69" style:parent-style-name="Обычный" style:family="paragraph">
      <style:paragraph-properties fo:line-height="150%"/>
      <style:text-properties fo:font-size="14pt" style:font-size-asian="14pt"/>
    </style:style>
    <style:style style:name="P70" style:parent-style-name="Обычный" style:family="paragraph">
      <style:paragraph-properties fo:line-height="150%"/>
      <style:text-properties fo:font-size="14pt" style:font-size-asian="14pt"/>
    </style:style>
    <style:style style:name="P71" style:parent-style-name="Обычный" style:family="paragraph">
      <style:paragraph-properties fo:line-height="150%"/>
      <style:text-properties fo:font-size="14pt" style:font-size-asian="14pt"/>
    </style:style>
    <style:style style:name="P72" style:parent-style-name="Обычный" style:family="paragraph">
      <style:paragraph-properties fo:text-align="center" fo:line-height="150%"/>
      <style:text-properties fo:font-weight="bold" style:font-weight-asian="bold" fo:font-size="18pt" style:font-size-asian="18pt"/>
    </style:style>
    <style:style style:name="P73" style:parent-style-name="Абзацсписка" style:family="paragraph">
      <style:paragraph-properties fo:line-height="150%"/>
    </style:style>
    <style:style style:name="T74" style:parent-style-name="Гиперссылка" style:family="text">
      <style:text-properties fo:font-size="14pt" style:font-size-asian="14pt"/>
    </style:style>
    <style:style style:name="T75" style:parent-style-name="Основнойшрифтабзаца" style:family="text">
      <style:text-properties fo:font-size="14pt" style:font-size-asian="14pt"/>
    </style:style>
    <style:style style:name="P76" style:parent-style-name="Абзацсписка" style:family="paragraph">
      <style:paragraph-properties fo:line-height="150%"/>
    </style:style>
    <style:style style:name="T77" style:parent-style-name="Гиперссылка" style:family="text">
      <style:text-properties fo:font-size="14pt" style:font-size-asian="14pt"/>
    </style:style>
    <style:style style:name="T78" style:parent-style-name="Основнойшрифтабзаца" style:family="text">
      <style:text-properties fo:font-size="14pt" style:font-size-asian="14pt"/>
    </style:style>
    <style:style style:name="P7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80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81" style:parent-style-name="Обычный" style:family="paragraph">
      <style:paragraph-properties fo:text-align="center" fo:line-height="150%" fo:text-indent="0.4916in"/>
      <style:text-properties fo:font-weight="bold" style:font-weight-asian="bold" fo:font-size="18pt" style:font-size-asian="18pt"/>
    </style:style>
    <style:style style:name="P82" style:parent-style-name="Обычный" style:family="paragraph">
      <style:paragraph-properties fo:line-height="150%"/>
      <style:text-properties fo:font-size="14pt" style:font-size-asian="14pt"/>
    </style:style>
    <style:style style:name="P83" style:parent-style-name="Обычный" style:family="paragraph">
      <style:paragraph-properties fo:line-height="150%"/>
      <style:text-properties fo:font-size="14pt" style:font-size-asian="14pt"/>
    </style:style>
    <style:style style:name="P84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/>
    </style:style>
    <style:style style:name="P85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/>
    </style:style>
    <style:style style:name="P86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/>
    </style:style>
    <style:style style:name="P87" style:parent-style-name="Обычныйвеб" style:family="paragraph">
      <style:paragraph-properties fo:text-align="center" fo:line-height="150%" fo:text-indent="0.4916in"/>
      <style:text-properties fo:color="#000000" fo:font-size="14pt" style:font-size-asian="14pt" style:font-size-complex="14pt"/>
    </style:style>
    <style:style style:name="P88" style:parent-style-name="Обычныйвеб" style:family="paragraph">
      <style:paragraph-properties fo:line-height="150%"/>
      <style:text-properties fo:color="#000000" fo:font-size="14pt" style:font-size-asian="14pt" style:font-size-complex="14pt"/>
    </style:style>
    <style:style style:name="P89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90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91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92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93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94" style:parent-style-name="Обычныйвеб" style:family="paragraph">
      <style:paragraph-properties fo:margin-top="0.0416in" fo:margin-bottom="0.125in" fo:line-height="150%" fo:background-color="#FFFFFF"/>
      <style:text-properties fo:font-size="14pt" style:font-size-asian="14pt" style:font-size-complex="14pt"/>
    </style:style>
    <style:style style:name="P95" style:parent-style-name="Абзацсписка" style:family="paragraph">
      <style:paragraph-properties fo:text-align="center" fo:line-height="150%" fo:margin-left="0.25in">
        <style:tab-stops/>
      </style:paragraph-properties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3">Заповедник "Кивач" — один из старейших в России и первый в республике Карелия. Он создан в 1931 году по инициативе карельских ученых<text:s/></text:span><text:span text:style-name="T4">в научных, опытно-хозяйственных<text:s/></text:span><text:span text:style-name="T5">целях.<text:s/></text:span><text:span text:style-name="T6">В</text:span><text:span text:style-name="T7">одопад</text:span><text:span text:style-name="T8"><text:s/>н</text:span><text:span text:style-name="T9">а протяжении нескольких столетий был очень привлекательным туристическим объектом.<text:s/></text:span><text:span text:style-name="T10">Вокруг водопада находились три сосновых бора, которые было необходимо защитить от вырубки.</text:span><text:span text:style-name="T11"><text:s/></text:span><text:span text:style-name="T12">Площадь заповедника составляет около 10880 га.</text:span></text:p>
      <text:p text:style-name="P13"><text:span text:style-name="T14">Задачи заповедника</text:span><text:span text:style-name="T15">.</text:span></text:p>
      <text:list text:style-name="LFO9" text:continue-numbering="true">
        <text:list-item>
          <text:p text:style-name="P16">Осуществление охраны природных территорий в целях сохранения<text:s/>биологического разнообразия и поддержания в естественном состоянии охраняемых природных комплексов и объектов;</text:p>
        </text:list-item>
        <text:list-item>
          <text:p text:style-name="P17">Организация и проведение научных исследований;</text:p>
        </text:list-item>
        <text:list-item>
          <text:p text:style-name="P18">Осуществление экологического мониторинга;</text:p>
        </text:list-item>
        <text:list-item>
          <text:p text:style-name="P19">Экологическое просвещение;</text:p>
        </text:list-item>
        <text:list-item>
          <text:p text:style-name="P20">Содействие в подготовке научных кадров и специалистов в области охраны окружающей среды.</text:p>
        </text:list-item>
      </text:list>
      <text:p text:style-name="P21"/>
      <text:p text:style-name="P22">Видовое разнообразие.</text:p>
      <text:p text:style-name="P23">Основу видового разнообразия составляют широко распространенные по континенту, а также европейские лесные<text:s/>виды. Из 58 видов млекопитающих ,обнаруженных в Карелии, 47 зарегистрированы в «Киваче».</text:p>
      <text:p text:style-name="P24"><text:s/>С севера сюда часто заходит росомаха — типичный житель Арктики. Демонстрирует редкие, но катастрофические вспышки численности северотаежных<text:s/>грызунов лесных<text:s/>леммингов.<text:s/>Есть представители южных лесов и лесостепи, живущие у северных пределов распространения: лесная мышовка, мышь-малютка.<text:s/></text:p>
      <text:p text:style-name="P25">В заповеднике обитают все виды европейских пушных зверей. Это европейская норка, енотовидная собака, ондатра и канадский бобр.<text:s/></text:p>
      <text:p text:style-name="P26">К настоящему времени выявлено 216 видов птиц, что без учета морских птиц составляет около 90% орнитофауны Карелии. Крайне редкие обитатели или визитеры — коростель, горлица, козодой, удод и зимородок, иволга и соловей. В «краснокнижных» видов зафиксированы белоклювая гагара, гусь пискулька,<text:s/><text:soft-page-break/>малый лебедь, филин,<text:s/>орлан-белохвост, сапсан, серый сорокопут.</text:p>
      <text:p text:style-name="P27">Фауна земноводных и пресмыкающихся бедна: слишком коротко лето, чтобы молодые особи успевали бы появиться на свет, набрать вес и накопить питательные вещества на время своей первой зимовки. Три вида пресмыкающихся<text:s/>и пять — земноводных. На территории распространены безногая ящерица веретеницы, обыкновенный и гребенчатый тритон.</text:p>
      <text:p text:style-name="P28">По разнообразию насекомых в изученных группах (жуки, бабочки, перепончатокрылые и двукрылые) энтомофауна «Кивача» разнообразна, ведь, жизнь большинства насекомых связана с деревьями. А из более 1000 видов двукрылых не менее 80% живут за счет грибов. Своеобразными очагами разнообразия насекомых оказываются разбросанные<text:s/>по всей территории вторичные луга — маленькие оазисы цветущих все лето трав. Многие виды жуков еще не определены.<text:s/></text:p>
      <text:p text:style-name="P29">Статус «охраняемых» насекомых на территории Карелии имеют 272 вида.Они внесены в список Красной книги Республики Карелия. Среди<text:s/>них: жук-носорог, рогач синий, рогачик скромный, древожил осиновый.</text:p>
      <text:p text:style-name="P30">Из<text:s/>34 видов бабочек Красной книги РК в заповеднике обитают 16 видов (47%).<text:s/>Среди них<text:s/>— махаон, перламутровки фрея, фригга и титания, пяденицы дымчатая.<text:s/></text:p>
      <text:p text:style-name="P31">Из 26 видов двукрылых отмечено 15 видов (58%). Легко узнаваемы гребнеусыедолгоножки полосатая и чёрноусая, журчалки сфекомия осовидная, темностомы атласная и осовидная.</text:p>
      <text:p text:style-name="P32"/>
      <text:p text:style-name="P33">Растительный мир.</text:p>
      <text:p text:style-name="P34">Зеленый покров заповедника неоднороден и отличается своеобразной пестротой и высоким уровнем видового богатства, что обусловлено с одной стороны физико-географической неоднородностью территории, расположенной на стыке 4 ландшафтов, а с другой — длительной историей формирования современной флоры послеледникового периода и старовозрастностью представленных лесных массивов.</text:p>
      <text:p text:style-name="P35">Здесь господствует сосна. На скалах и вершинах гряд произрастаю низкорослые сосновые массивы с белоснежными лишайниками и незначительными вкраплениями вереска и брусники.<text:s/></text:p>
      <text:soft-page-break/>
      <text:p text:style-name="P36">Лесные участки перемежаются болотами, огромными или крошечными, открытыми или облесенными низкорослой сосной, обводненными или сухими с поверхности, иногда с остаточными озерками и наползающей на них сплавиной болотных растений. Берега озер пестреют разнообразной околоводной растительностью.</text:p>
      <text:p text:style-name="P37">Флора сосудистых растений заповедника чрезвычайно богата для столь малого участка — около 790 видов. Ни один другой участок Карелии не имеет такого огромного видового разнообразия. Заповедник сохраняет на своей территории большое число редких видов растений, 7 из которых<text:s/>включены в Красную книгу РФ, и среди них — северные орхидеи , калипсо луковичная и венерин башмачок настоящий.<text:s/></text:p>
      <text:p text:style-name="P38"/>
      <text:p text:style-name="P39">Грибной мир.</text:p>
      <text:p text:style-name="P40">«Кивач» знаменит своими грибами. В заповеднике их выявлено свыше 900 видов, главным образом тех, что образуют крупные плодовые тела (макромицеты). Из них порядка 500 видов относятся к напочвенным шляпочным грибам, около 300 видов — к обитающим на деревьях. Микроскопических (видимых только под микроскопом) грибов отмечено пока немногим более 100 видов.</text:p>
      <text:p text:style-name="P41">Некоторые обитающие на деревьях<text:s/>грибы служат биоиндикаторами возраста и состояния лесных экосистем. Из 52 таких видов, обнаруженных в Карелии в старых  лесах, в «Киваче» присутствуют 28 видов, что говорит об очень хорошей сохранности заповедных лесов. Часть из них, например, амилоцистис<text:s/>лапландский, дипломитопорус корочковый и феллинус черноограниченный могут рассматриваться как реликтовые виды.</text:p>
      <text:p text:style-name="P42">Большинство съедобных грибов связано с сосной, елью, берёзой и осиной.<text:s/>Наиболее ценные грибные угодья — березняки и осинники разнотравные.<text:s/></text:p>
      <text:p text:style-name="P43">Еще три вида заповедных грибов — давно не встречаемый болетопсис черно-белый, недавно обнаруженная саркосома шаровидная и найденный в окружающей заповедник охранной зоне трутовик зонтичный — являются краснокнижными видами России.</text:p>
      <text:p text:style-name="P44"/>
      <text:soft-page-break/>
      <text:p text:style-name="P45">Природный ландшафт.</text:p>
      <text:p text:style-name="P46">Главное богатство таежного заповедника – леса, занимают 85,4 %<text:s/>его территории. Их средний возраст 150-190 лет, а отдельных участков более 230 лет.  В основном это старые хвойные массивы, характерные для таежной зоны.</text:p>
      <text:p text:style-name="P47">Преобладают сосняки – 44,4% лесной площади. На долю ели приходится 32%. Ведущее место среди лиственных пород принадлежит березе – 16,7.<text:s/>Лиственные и смешанные леса произрастают в зонах былой хозяйственной деятельности человека (вырубки), по берегам обмелевшей реки Суны и на<text:s/>месте  действия природных стихий (ветровал, пожар от молнии и т.д.).Облик лесных угодий многообразен в силу пересеченности рельефа, различия почв и режима увлажнения.</text:p>
      <text:p text:style-name="P48"> <text:tab/>Разными типами водоемов занято 10,3% территории заповедника.</text:p>
      <text:p text:style-name="P49">Главной водной артерией,<text:s/>пересекающей территорию с северо-запада на юго-восток, является река Суна. В нее впадают несколько лесных ручьев и р. Сандалка. В пределах заповедника 14 озёр – крупные по границам и внутренние лесные озерки - ламбы.</text:p>
      <text:p text:style-name="P50">3,6 % площади заповедника занимают более 50 разнообразных болотных массивов, расположенных в понижениях рельефа. Чаще всего они имеют небольшие размеры, облесены сосной или березой, но встречаются и открытые участки.</text:p>
      <text:p text:style-name="P51">Особое место среди них отводится ключевым болотам с родниками минеральной железистой воды. 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Список использованных материалов.</text:p>
      <text:list text:style-name="LFO10" text:continue-numbering="true">
        <text:list-item>
          <text:p text:style-name="P73"><text:a xlink:href="http://www.zapkivach.ru/" office:target-frame-name="_top" xlink:show="replace"><text:span text:style-name="T74">http://www.zapkivach.ru/</text:span></text:a><text:span text:style-name="T75"><text:s/>- официальный сайт заповедника “Кивач”;</text:span></text:p>
        </text:list-item>
        <text:list-item>
          <text:p text:style-name="P76"><text:a xlink:href="https://ru.wikipedia.org/wiki/Кивач_(заповедник)" office:target-frame-name="_top" xlink:show="replace"><text:span text:style-name="T77">https://ru.wikipedia.org/wiki/%D0%9A%D0%B8%D0%B2%D0%B0%D1%87_(%D0%B7%D0%B0%D0%BF%D0%BE%D0%B2%D0%B5%D0%B4%D0%BD%D0%B8%D0%BA)</text:span></text:a><text:span text:style-name="T78"><text:s/></text:span></text:p>
        </text:list-item>
      </text:list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complex="Arial" fo:font-size="36pt" style:font-size-asian="3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 fo:line-height="150%"/>
      <style:text-properties fo:font-size="14pt" style:font-size-asian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complex="Arial" fo:font-size="20pt" style:font-size-asian="2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complex="Arial" fo:font-size="14pt" style:font-size-asian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0" fo:orphans="0" fo:text-align="justify"/>
      <style:text-properties style:font-name="Arial" style:font-name-complex="Arial" fo:font-size="14pt" style:font-size-asian="14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widows="0" fo:orphans="0" fo:text-align="justify" fo:line-height="150%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line-height="150%"/>
      <style:text-properties style:font-name="Arial" style:font-name-complex="Arial" fo:font-size="14pt" style:font-size-asian="14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line-height="150%" fo:text-indent="3.125in"/>
      <style:text-properties style:font-name="Arial" style:font-name-complex="Arial"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justify" fo:line-height="120%" fo:text-indent="0.1972in"/>
      <style:text-properties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font-size="14pt" style:font-size-asian="14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text-align="start" fo:margin-top="0.3333in" fo:line-height="115%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complex="Wingdings" fo:font-size="10pt" style:font-size-asian="10pt"/>
    </style:style>
    <style:style style:name="WW8Num2z0" style:display-name="WW8Num2z0" style:family="text">
      <style:text-properties style:font-name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 fo:font-size="10pt" style:font-size-asian="10pt"/>
    </style:style>
    <style:style style:name="WW8Num7z1" style:display-name="WW8Num7z1" style:family="text">
      <style:text-properties style:font-name="Courier New" style:font-name-complex="Courier New" fo:font-size="10pt" style:font-size-asian="10pt"/>
    </style:style>
    <style:style style:name="WW8Num7z2" style:display-name="WW8Num7z2" style:family="text">
      <style:text-properties style:font-name="Wingdings" style:font-name-complex="Wingdings" fo:font-size="10pt" style:font-size-asian="10pt"/>
    </style:style>
    <style:style style:name="WW8Num8z0" style:display-name="WW8Num8z0" style:family="text">
      <style:text-properties style:font-name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complex="Wingdings" fo:font-size="10pt" style:font-size-asian="10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Текствыноски" style:display-name="Текст выноски" style:family="paragraph" style:parent-style-name="Обычный">
      <style:text-properties style:font-name="Segoe UI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fo:font-size="9pt" style:font-size-asian="9pt" style:font-size-complex="8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asian="Times New Roman" style:font-name-complex="Times New Roman" fo:font-size="14pt" style:font-size-asian="14pt" style:font-size-complex="10pt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p4" style:display-name="p4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" style:display-name="p5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" style:display-name="p6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-wikidata" style:display-name="no-wikidata" style:family="text" style:parent-style-name="Основнойшрифтабзаца"/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0388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мы</meta:initial-creator>
    <dc:creator>VasilyShilovtsev</dc:creator>
    <meta:creation-date>2018-03-18T09:07:00Z</meta:creation-date>
    <dc:date>2018-03-18T09:21:00Z</dc:date>
    <meta:template xlink:href="Normal" xlink:type="simple"/>
    <meta:editing-cycles>5</meta:editing-cycles>
    <meta:editing-duration>PT840S</meta:editing-duration>
    <meta:document-statistic meta:page-count="6" meta:paragraph-count="14" meta:word-count="1061" meta:character-count="7098" meta:row-count="50" meta:non-whitespace-character-count="6051"/>
  </office:meta>
</office:document-meta>
</file>